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weight="bold" style:font-weight-asian="bold" style:font-weight-complex="bold"/>
    </style:style>
    <style:style style:name="P3" style:family="paragraph" style:parent-style-name="Standard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hen Woodbury <text:s text:c="3"/>4/20/17 <text:s text:c="3"/>CMPS 102</text:p>
      <text:p text:style-name="P1"/>
      <text:p text:style-name="P1">I have read and agree to the collaboration policy. Stephen Woodbury.</text:p>
      <text:p text:style-name="P1">Grading: Homework Heavy</text:p>
      <text:p text:style-name="P1">Collaborators: none</text:p>
      <text:p text:style-name="P1"/>
      <text:p text:style-name="P2">Assignment 1_2 : Time Complexity</text:p>
      <text:p text:style-name="P2">a) Ranking</text:p>
      <text:p text:style-name="P3">Solution: </text:p>
      <text:p text:style-name="P3">Ranking[by increasing rate of growth]: gacrepqmobhdfsjltikn</text:p>
      <text:p text:style-name="P3"/>
      <text:p text:style-name="P3">Equivalence classes arranged in increasing order of growth:</text:p>
      <text:p text:style-name="P3">EC1:g <text:s/>EC2:a <text:s/>EC3:cr <text:s/>EC4:e <text:s/>EC5:pq <text:s/>EC6:mo <text:s/>EC7:bh </text:p>
      <text:p text:style-name="P3">EC8:d <text:s/>EC9:fs <text:s/>EC10:j <text:s/>EC11:l <text:s/>EC 12:t <text:s/>EC13:ik <text:s/>EC14:n</text:p>
      <text:p text:style-name="P3"/>
      <text:p text:style-name="P3"><text:span text:style-name="T2">b) Statement Validity</text:span></text:p>
      <text:p text:style-name="P3"><text:span text:style-name="T4">Statement 1:</text:span><text:span text:style-name="T2"> </text:span>Always True</text:p>
      <text:p text:style-name="P3"><text:span text:style-name="T1"><text:tab/></text:span><text:span text:style-name="T3">PF:</text:span><text:span text:style-name="T1"> Plug into the definition of big Omega:</text:span></text:p>
      <text:p text:style-name="P3"><text:span text:style-name="T1"><text:tab/> <text:s text:c="3"/>0 &lt;= c * [max(f(n), g(n))] &lt;= f(n) + g(n) for n&gt;=b. </text:span></text:p>
      <text:p text:style-name="P3"><text:span text:style-name="T1"><text:tab/> <text:s text:c="3"/>This is true if c=1 and b = 0 (asymptotically non-negative) </text:span></text:p>
      <text:p text:style-name="P3"><text:span text:style-name="T1"><text:tab/> <text:s text:c="3"/>Therefore the statement is always true. </text:span></text:p>
      <text:p text:style-name="P3"><text:span text:style-name="T2"/></text:p>
      <text:p text:style-name="P3"><text:span text:style-name="T4">Statement 2:</text:span><text:span text:style-name="T2"> </text:span><text:span text:style-name="T1">Never True</text:span></text:p>
      <text:p text:style-name="P3"><text:span text:style-name="T1"><text:tab/></text:span><text:span text:style-name="T3">PF:</text:span><text:span text:style-name="T5"> Analyze definition of little omega:</text:span></text:p>
      <text:p text:style-name="P3"><text:span text:style-name="T5"><text:s text:c="9"/>0 &lt;= c*g(n) &lt; f(n) for all values c &gt; 0 and for all n&gt;=0</text:span></text:p>
      <text:p text:style-name="P3"><text:span text:style-name="T5"><text:s text:c="9"/>Analyze definition of Big O:</text:span></text:p>
      <text:p text:style-name="P3"><text:span text:style-name="T5"><text:tab/> <text:s text:c="3"/>0 &lt;= f(n) &lt;= c'*g(n) for a value c' &gt;0 and for all n&gt;=0</text:span></text:p>
      <text:p text:style-name="P3"><text:span text:style-name="T5"><text:tab/> <text:s text:c="3"/>For f(n) = w(g(n)) and for f(n) = O(g(n)),</text:span></text:p>
      <text:p text:style-name="P3"><text:span text:style-name="T5"><text:tab/> <text:s text:c="3"/>it must be that 0 &lt;= f(n) &lt;= c'*g(n) and 0 &lt;= c'*g(n) &lt; f(n)</text:span></text:p>
      <text:p text:style-name="P3"><text:span text:style-name="T5"><text:tab/> <text:s text:c="3"/>There is no such constant c' that allows this. </text:span></text:p>
      <text:p text:style-name="P3"><text:span text:style-name="T4">Statement 3:</text:span><text:span text:style-name="T2"> </text:span><text:span text:style-name="T1">Sometimes True</text:span></text:p>
      <text:p text:style-name="P3"><text:span text:style-name="T1"><text:tab/></text:span><text:span text:style-name="T5">Example where statement is true: f(n) = x and g(n) = x^2</text:span></text:p>
      <text:p text:style-name="P3"><text:span text:style-name="T5"><text:tab/>f(n) = O(g(n)).</text:span></text:p>
      <text:p text:style-name="P3"><text:span text:style-name="T5"><text:tab/>Example where statement is false: f(n)=sin(n) and g(n)=cos(n).</text:span></text:p>
      <text:p text:style-name="P3"><text:span text:style-name="T5"><text:tab/>lim as n-&gt;infinity of f(n)/g(n) = negative infinity to positive <text:tab/>infinity. This shows that f(n) doesn't exist in O(g(n)) and in <text:tab/>turn g(n) can't exist in big Omega f(n).</text:span></text:p>
      <text:p text:style-name="P3"><text:span text:style-name="T5"><text:tab/>lim as n-&gt;infinity of g(n)/f(n) = negative infinity to positive <text:tab/>infinity. This shows that g(n) doesn't exist in O(f(n)) and in <text:tab/>turn f(n) can't exist in big Omega g(n).</text:span></text:p>
      <text:p text:style-name="P3"><text:span text:style-name="T5"><text:tab/>Therefore statement 3 isn't true her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phen Woodbury</meta:initial-creator>
    <meta:creation-date>2017-04-20T19:08:37.82</meta:creation-date>
    <dc:date>2017-04-21T19:17:31.71</dc:date>
    <dc:creator>Stephen Woodbury</dc:creator>
    <meta:editing-duration>PT23H53M40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1" meta:paragraph-count="32" meta:word-count="270" meta:character-count="1614"/>
  </office:meta>
</office:document-meta>
</file>